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7aba" officeooo:paragraph-rsid="00187aba"/>
    </style:style>
    <style:style style:name="P2" style:family="paragraph" style:parent-style-name="Standard">
      <style:text-properties fo:font-size="15pt" officeooo:rsid="00187aba" officeooo:paragraph-rsid="00187aba" style:font-size-asian="15pt" style:font-size-complex="15pt"/>
    </style:style>
    <style:style style:name="P3" style:family="paragraph" style:parent-style-name="Standard">
      <style:text-properties fo:font-size="14pt" officeooo:rsid="00187aba" officeooo:paragraph-rsid="00187aba" style:font-size-asian="14pt" style:font-size-complex="14pt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BLM001</text:p>
      <text:p text:style-name="P1"></text:p>
      <text:p text:style-name="P1">Chandu is a bad student. Once his teacher asked him to print the reverse of a given string. He took three hours to solve it. The teacher got agitated at Chandu and asked you the same question. Can you solve it?</text:p>
      <text:p text:style-name="P1"></text:p>
      <text:p text:style-name="P3">Input</text:p>
      <text:p text:style-name="P1"></text:p>
      <text:p text:style-name="P1">The first line contains an integer T, denoting the number of test cases. Each test case contains a string S, comprising of only lower case letters.</text:p>
      <text:p text:style-name="P1"></text:p>
      <text:p text:style-name="P3">Output</text:p>
      <text:p text:style-name="P1"></text:p>
      <text:p text:style-name="P1">For each test case, print the reverse of the string S.</text:p>
      <text:p text:style-name="P1"></text:p>
      <text:p text:style-name="P1"><text:span text:style-name="T1">Constraints</text:span></text:p>
      <text:p text:style-name="P1"></text:p>
      <text:p text:style-name="P1">1 &lt;= T &lt;= 10 </text:p>
      <text:p text:style-name="P1">1 &lt;= |S| &lt;= 30</text:p>
      <text:p text:style-name="P1"></text:p>
      <text:p text:style-name="P3">Sample Input</text:p>
      <text:p text:style-name="P1"></text:p>
      <text:p text:style-name="P1">2 </text:p>
      <text:p text:style-name="P1">ab </text:p>
      <text:p text:style-name="P1">aba</text:p>
      <text:p text:style-name="P1"></text:p>
      <text:p text:style-name="P3">Sample Output</text:p>
      <text:p text:style-name="P1"></text:p>
      <text:p text:style-name="P1">ba </text:p>
      <text:p text:style-name="P1">ab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4:32:38.976299663</meta:creation-date>
    <dc:date>2016-10-21T14:33:34.894687477</dc:date>
    <meta:editing-duration>P0D</meta:editing-duration>
    <meta:editing-cycles>1</meta:editing-cycles>
    <meta:document-statistic meta:table-count="0" meta:image-count="0" meta:object-count="0" meta:page-count="1" meta:paragraph-count="27" meta:word-count="101" meta:character-count="532" meta:non-whitespace-character-count="417"/>
    <meta:generator>LibreOffice/4.2.8.2$Linux_x86 LibreOffice_project/420m0$Build-2</meta:generator>
  </office:meta>
</office:document-meta>
</file>